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92D2F7703641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1" style:family="table-row">
      <style:table-row-properties style:min-row-height="2.669cm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1" style:family="table-row">
      <style:table-row-properties style:min-row-height="3.11cm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4" style:family="table">
      <style:table-properties style:width="17.903cm" table:align="margins" style:writing-mode="lr-tb"/>
    </style:style>
    <style:style style:name="Table4.A" style:family="table-column">
      <style:table-column-properties style:column-width="17.903cm" style:rel-column-width="65535*"/>
    </style:style>
    <style:style style:name="Table4.1" style:family="table-row">
      <style:table-row-properties style:min-row-height="9.613cm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Table_20_Contents">
      <style:text-properties officeooo:rsid="0006b744" officeooo:paragraph-rsid="0006b744"/>
    </style:style>
    <style:style style:name="P8" style:family="paragraph" style:parent-style-name="Table_20_Contents">
      <style:text-properties officeooo:rsid="000823fb" officeooo:paragraph-rsid="000823fb"/>
    </style:style>
    <style:style style:name="P9" style:family="paragraph" style:parent-style-name="Table_20_Contents">
      <style:text-properties officeooo:paragraph-rsid="000823fb"/>
    </style:style>
    <style:style style:name="P10" style:family="paragraph" style:parent-style-name="Table_20_Contents">
      <style:text-properties officeooo:rsid="0008399c" officeooo:paragraph-rsid="0008399c"/>
    </style:style>
    <style:style style:name="P11" style:family="paragraph" style:parent-style-name="Table_20_Contents">
      <style:text-properties officeooo:rsid="00096709" officeooo:paragraph-rsid="00096709"/>
    </style:style>
    <style:style style:name="P12" style:family="paragraph" style:parent-style-name="Table_20_Contents">
      <style:text-properties officeooo:rsid="000bfc89" officeooo:paragraph-rsid="000bfc89"/>
    </style:style>
    <style:style style:name="P13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14" style:family="paragraph" style:parent-style-name="Table_20_Contents">
      <style:text-properties officeooo:rsid="0008399c" officeooo:paragraph-rsid="0008399c"/>
    </style:style>
    <style:style style:name="P15" style:family="paragraph" style:parent-style-name="Table_20_Contents">
      <style:text-properties officeooo:rsid="00096709" officeooo:paragraph-rsid="00096709"/>
    </style:style>
    <style:style style:name="P16" style:family="paragraph" style:parent-style-name="Table_20_Contents">
      <style:text-properties officeooo:rsid="000c998c" officeooo:paragraph-rsid="000c998c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823fb"/>
    </style:style>
    <style:style style:name="T4" style:family="text">
      <style:text-properties officeooo:rsid="0008399c"/>
    </style:style>
    <style:style style:name="T5" style:family="text">
      <style:text-properties officeooo:rsid="000c998c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3"><draw:frame draw:style-name="fr1" draw:name="graphics1" text:anchor-type="paragraph" svg:width="17.709cm" svg:height="1.113cm" draw:z-index="0"><draw:image xlink:href="Pictures/100002010000041A0000004292D2F77036412D9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4. Comunicación entre procesos utilizando cauce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Marcos Avilés Luque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l <text:span text:style-name="T2">ejercicio 1</text:span> ha sido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">En un principio, podemos ejecutar en cualquier orden los dos ejecutables, es decir, podemos ejecutar primero el productor con el argumento de un mensaje, y posteriormente el consumidor.</text:p>
            <text:p text:style-name="P7">Aunque para un funcionamiento correcto y óptimo, lo prioritario es ejecutar el consumidor, que es el encargado de crear en el directo en el que nos encontramos un archivo de tipo FIFO, y posteriormente abre el cauce de tipo escritura-lectura del archivo creado,(FIFO), quedándose a la espera(escuchando).</text:p>
            <text:p text:style-name="P7">Cuando ejecutamos el productor, abre el cauce de escritura, del archivo creado por el consumidor, y escribe en el cauce el mensaje recibido como argumento.</text:p>
            <text:p text:style-name="P7">El cliente lee del buffer escrito por el productor y lo muestra por pantalla, hasta que se encuentre la palabra fin, que cerrará el cauce y terminará el programa consumidor.</text:p>
            <text:p text:style-name="Table_20_Contents"/>
          </table:table-cell>
        </table:table-row>
      </table:table>
      <text:p text:style-name="Standard"/>
      <text:p text:style-name="Standard">Mi solución a la <text:span text:style-name="T2">ejercicio 2</text:span> ha sido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9"><text:span text:style-name="T3">Como hemos visto en el guión la orden pipe crea </text:span>una tubería, un canal de datos unidireccional que puede ser utilizado para la comunicación entre procesos.</text:p>
            <text:p text:style-name="P8">En este ejemplo el programa consta del proceso padre con un proceso hijo, a la ejecución del programa se crea el cauce sin nombre con la orden pipe, se hace esto en primer lugar para que el proceso hijo pueda heredar los descriptores del cauce.</text:p>
            <text:p text:style-name="P8">Una vez creado el cauce, éste es unidireccional, <text:span text:style-name="T4">por lo que</text:span> el proceso hijo se cierra <text:span text:style-name="T4">su descriptor de lectura, porque va a ser el encargado de en este caso de comportarse como productor, y emite al cauce el mensaje.</text:span></text:p>
            <text:p text:style-name="P10">Como el anterior caso, pero en viceversa, el padre cierra su descriptor de escritura, y se comporta como consumidor, lee del cauce el mensaje emitido por el proceso hijo, y lo imprime por pantalla.</text:p>
            <text:p text:style-name="P10">También se muestra por pantalla el tamaño del mensaje en bytes.</text:p>
            <text:p text:style-name="P10">Hay que incluir en el ejemplo la librería #include&lt;string.h&gt;, para que funcione la función strlen();</text:p>
          </table:table-cell>
        </table:table-row>
      </table:table>
      <text:p text:style-name="Standard"/>
      <text:p text:style-name="Standard">Mi solución a la <text:span text:style-name="T2">ejercicio 4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1">La principal diferencia en estos ejemplos es el uso de la orden dup (en la tarea 7) y la orden dup2 ( en la tarea8).</text:p>
            <text:p text:style-name="P11">La diferencia es fácil, la orden dup(tarea7), nos obliga a cerrar antes el descriptor de lectura o escritura del cauce antes de realizar el duplicador de descriptor indicado, para evitar errores, y por el contrario la orden dup2(tarea8), nos facilita este trabajo, ya que esta orden en una sola llamada al sistema cerramos el descriptor antiguo y duplicar descriptor.</text:p>
            <text:p text:style-name="P12">En ámbito de ejecución los dos programas hacen el mismo funcionamiento y muestra por pantalla los mismos resultados.</text:p>
          </table:table-cell>
        </table:table-row>
      </table:table>
      <text:p text:style-name="Standard"/>
      <text:p text:style-name="Standard"><text:soft-page-break/>Mi solución a la <text:span text:style-name="T2">ejercicio 5</text:span> ha sido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Table_20_Contents">-----------------------------------------------------------<text:span text:style-name="T5">MAESTRO----------------------------------------------------------------------</text:span></text:p>
            <text:p text:style-name="P16">#include&lt;sys/types.h&gt;</text:p>
            <text:p text:style-name="P16">#include&lt;fcntl.h&gt;</text:p>
            <text:p text:style-name="P16">#include&lt;unistd.h&gt;</text:p>
            <text:p text:style-name="P16">#include&lt;stdio.h&gt;</text:p>
            <text:p text:style-name="P16">#include&lt;stdlib.h&gt;</text:p>
            <text:p text:style-name="P16">#include&lt;errno.h&gt;</text:p>
            <text:p text:style-name="P16">#include&lt;string.h&gt;</text:p>
            <text:p text:style-name="P16"/>
            <text:p text:style-name="P16">int main(int argc, char *argv[]){</text:p>
            <text:p text:style-name="P16"><text:tab/></text:p>
            <text:p text:style-name="P16"><text:tab/>int limite_inferior=atoi(argv[1]);</text:p>
            <text:p text:style-name="P16"><text:tab/>int limite_superior=atoi(argv[2]);<text:tab/><text:tab/></text:p>
            <text:p text:style-name="P16"/>
            <text:p text:style-name="P16"><text:tab/>int fd[2];</text:p>
            <text:p text:style-name="P16"><text:tab/>pid_t pid;</text:p>
            <text:p text:style-name="P16"><text:tab/>char buff[20], aux[20];</text:p>
            <text:p text:style-name="P16"><text:tab/>char argumento1[20], argumento2[20];</text:p>
            <text:p text:style-name="P16"/>
            <text:p text:style-name="P16"><text:tab/>if (argc &lt; 3){</text:p>
            <text:p text:style-name="P16"><text:tab/><text:tab/>perror("Introduzca: ./maestro &lt;inicio&gt; &lt;fin&gt;\n");</text:p>
            <text:p text:style-name="P16"><text:tab/>exit(-1);</text:p>
            <text:p text:style-name="P16">}</text:p>
            <text:p text:style-name="P16"><text:tab/>int i;</text:p>
            <text:p text:style-name="P16"><text:tab/>for(i=0; i&lt;2; i++){</text:p>
            <text:p text:style-name="P16"><text:tab/><text:tab/></text:p>
            <text:p text:style-name="P16"><text:tab/><text:tab/>if(i==0){// calculamos el intervalo para el primer esclavo</text:p>
            <text:p text:style-name="P16"><text:tab/><text:tab/><text:tab/>limite_superior=limite_inferior+(limite_superior-limite_inferior)/2;</text:p>
            <text:p text:style-name="P16"><text:tab/><text:tab/><text:tab/>limite_inferior=atoi(argv[1]);</text:p>
            <text:p text:style-name="P16"><text:tab/><text:tab/>}</text:p>
            <text:p text:style-name="P16"><text:soft-page-break/><text:tab/><text:tab/>if(i==1){// en la siguiente vuelta calculamos el intervalo para el segundo esclavo</text:p>
            <text:p text:style-name="P16"><text:tab/><text:tab/><text:tab/>limite_inferior=limite_superior+1;</text:p>
            <text:p text:style-name="P16"><text:tab/><text:tab/><text:tab/>limite_superior=atoi(argv[2]);</text:p>
            <text:p text:style-name="P16"><text:tab/><text:tab/>}</text:p>
            <text:p text:style-name="P16"><text:tab/><text:tab/>sprintf(argumento1,"%i", limite_inferior);</text:p>
            <text:p text:style-name="P16"><text:tab/><text:tab/>sprintf(argumento2,"%i", limite_superior);</text:p>
            <text:p text:style-name="P16"><text:tab/><text:tab/>sprintf(aux,"%i", limite_superior);</text:p>
            <text:p text:style-name="P16"/>
            <text:p text:style-name="P16"><text:tab/><text:tab/>pipe(fd);</text:p>
            <text:p text:style-name="P16"><text:tab/><text:tab/>if ( (pid= fork())&lt;0){</text:p>
            <text:p text:style-name="P16"><text:tab/><text:tab/><text:tab/>perror("fork");</text:p>
            <text:p text:style-name="P16"><text:tab/><text:tab/><text:tab/>exit(1);</text:p>
            <text:p text:style-name="P16"><text:tab/><text:tab/>}</text:p>
            <text:p text:style-name="P16"><text:tab/></text:p>
            <text:p text:style-name="P16"><text:tab/><text:tab/>if (pid == 0){</text:p>
            <text:p text:style-name="P16"><text:tab/><text:tab/><text:tab/>//Proceso hijo</text:p>
            <text:p text:style-name="P16"/>
            <text:p text:style-name="P16"><text:tab/><text:tab/><text:tab/>close(fd[0]);</text:p>
            <text:p text:style-name="P16"><text:tab/><text:tab/><text:tab/>dup2(fd[1],STDOUT_FILENO);</text:p>
            <text:p text:style-name="P16"><text:tab/><text:tab/><text:tab/>if( (execl("./esclavo","esclavo",argumento1,argumento2,NULL)&lt;0)) {</text:p>
            <text:p text:style-name="P16"><text:tab/><text:tab/><text:tab/><text:tab/>perror("\nError en el execl");</text:p>
            <text:p text:style-name="P16"><text:tab/><text:tab/><text:tab/><text:tab/>exit(-1);</text:p>
            <text:p text:style-name="P16"><text:tab/><text:tab/><text:tab/>}</text:p>
            <text:p text:style-name="P16"><text:tab/><text:tab/>}else{</text:p>
            <text:p text:style-name="P16"><text:tab/><text:tab/><text:tab/>//Proceso padre</text:p>
            <text:p text:style-name="P16"/>
            <text:p text:style-name="P16"><text:tab/><text:tab/><text:tab/>close(fd[1]);</text:p>
            <text:p text:style-name="P16"><text:tab/><text:tab/><text:tab/>while(1){</text:p>
            <text:p text:style-name="P16"><text:tab/><text:tab/><text:tab/><text:tab/>read(fd[0],buff,sizeof(int));</text:p>
            <text:p text:style-name="P16"><text:tab/><text:tab/><text:tab/><text:tab/>if(strcmp(buff, aux)==0)</text:p>
            <text:p text:style-name="P16"><text:tab/><text:tab/><text:tab/><text:tab/><text:tab/>break; // compara con el limite superior para saber</text:p>
            <text:p text:style-name="P16"><text:soft-page-break/><text:tab/><text:tab/><text:tab/><text:tab/><text:tab/> <text:s text:c="6"/>// si ha llegado al final.</text:p>
            <text:p text:style-name="P16"><text:tab/><text:tab/><text:tab/><text:tab/>else</text:p>
            <text:p text:style-name="P16"><text:tab/><text:tab/><text:tab/><text:tab/><text:tab/>printf ("Es primo %s \n", buff);</text:p>
            <text:p text:style-name="P16"><text:tab/><text:tab/><text:tab/><text:tab/><text:tab/>close(fd[0]);</text:p>
            <text:p text:style-name="P16"><text:tab/><text:tab/><text:tab/>}</text:p>
            <text:p text:style-name="P16"><text:tab/><text:tab/>}</text:p>
            <text:p text:style-name="P16"><text:tab/>}</text:p>
            <text:p text:style-name="P16"><text:tab/>return 0;</text:p>
            <text:p text:style-name="P16">}</text:p>
            <text:p text:style-name="P16"/>
            <text:p text:style-name="P16">-------------------------------------------------------------ESCLAVO----------------------------------------------------------------------</text:p>
            <text:p text:style-name="P16">#include&lt;sys/types.h&gt;</text:p>
            <text:p text:style-name="P16">#include&lt;fcntl.h&gt;</text:p>
            <text:p text:style-name="P16">#include&lt;unistd.h&gt;</text:p>
            <text:p text:style-name="P16">#include&lt;stdio.h&gt;</text:p>
            <text:p text:style-name="P16">#include&lt;stdlib.h&gt;</text:p>
            <text:p text:style-name="P16">#include&lt;errno.h&gt;</text:p>
            <text:p text:style-name="P16">#include&lt;string.h&gt;</text:p>
            <text:p text:style-name="P16">#include&lt;math.h&gt;</text:p>
            <text:p text:style-name="P16"/>
            <text:p text:style-name="P16">int main(int argc, char *argv[]){</text:p>
            <text:p text:style-name="P16"/>
            <text:p text:style-name="P16"><text:tab/>char buffer[20];</text:p>
            <text:p text:style-name="P16"><text:tab/>bool es_primo=true;</text:p>
            <text:p text:style-name="P16"><text:tab/>int limite_inferior=atoi(argv[1]);</text:p>
            <text:p text:style-name="P16"><text:tab/>int limite_superior=atoi(argv[2]);<text:tab/></text:p>
            <text:p text:style-name="P16"/>
            <text:p text:style-name="P16"><text:tab/>for(int i=limite_inferior; i&lt;=limite_superior; i++){</text:p>
            <text:p text:style-name="P16"><text:tab/><text:tab/>for(int x=2; (x&lt;=sqrt(i)) &amp;&amp; es_primo; x++){</text:p>
            <text:p text:style-name="P16"><text:tab/><text:tab/><text:tab/>if(i%x==0){</text:p>
            <text:p text:style-name="P16"><text:tab/><text:tab/><text:tab/><text:tab/>sprintf(buffer,"%i", i);</text:p>
            <text:p text:style-name="P16"><text:soft-page-break/><text:tab/><text:tab/><text:tab/><text:tab/>//write(STDOUT_FILENO,buffer,strlen(buffer));</text:p>
            <text:p text:style-name="P16"><text:tab/><text:tab/><text:tab/><text:tab/>write(STDOUT_FILENO, &amp;i, sizeof(int));</text:p>
            <text:p text:style-name="P16"><text:tab/><text:tab/><text:tab/><text:tab/>strcpy(buffer, "");</text:p>
            <text:p text:style-name="P16"><text:tab/><text:tab/>}</text:p>
            <text:p text:style-name="P16"><text:tab/>}</text:p>
            <text:p text:style-name="P16"><text:tab/>exit(0);</text:p>
            <text:p text:style-name="P16">}</text:p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Módulo 2 - Sesión 4. Comunicación entre procesos utilizando cauces</text:span><text:tab/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creation-date>2011-10-05T09:46:35</meta:creation-date>
    <dc:date>2015-11-30T11:46:17.268240562</dc:date>
    <meta:print-date>2011-10-06T10:39:21</meta:print-date>
    <meta:editing-cycles>189</meta:editing-cycles>
    <meta:editing-duration>PT23H52M12S</meta:editing-duration>
    <meta:document-statistic meta:table-count="10" meta:image-count="1" meta:object-count="0" meta:page-count="6" meta:paragraph-count="119" meta:word-count="738" meta:character-count="5567" meta:non-whitespace-character-count="4768"/>
    <meta:user-defined meta:name="Información 1"/>
    <meta:user-defined meta:name="Información 2"/>
    <meta:user-defined meta:name="Información 3"/>
    <meta:user-defined meta:name="Información 4"/>
  </office:meta>
</office:document-meta>
</file>